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64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5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Seddah Restaurant</text:p>
          </table:table-cell>
          <table:table-cell table:style-name="ce25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7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 Balad: Fruit and Veggie section</text:p>
          </table:table-cell>
          <table:table-cell table:style-name="ce25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ouq Ghorab</text:p>
          </table:table-cell>
          <table:table-cell table:style-name="ce25" office:value-type="string">
            <text:p>A place to buy lamps. Thanks to Aqeel A. Bafadel via Facebook.</text:p>
          </table:table-cell>
          <table:table-cell table:style-name="ce33" office:value-type="float" office:value="21.550807">
            <text:p>21.5508070</text:p>
          </table:table-cell>
          <table:table-cell table:style-name="ce33" office:value-type="float" office:value="39.176122">
            <text:p>39.176122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10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10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4"/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2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3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1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30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31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3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3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6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8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9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4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41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2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4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7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8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9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50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5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6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7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7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2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4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5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6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7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5" office:value-type="float" office:value="26.55833888888889">
            <text:p>26.5583389</text:p>
          </table:table-cell>
          <table:table-cell table:style-name="ce35" office:value-type="float" office:value="47.17212222222222">
            <text:p>47.1721222</text:p>
          </table:table-cell>
          <table:table-cell table:style-name="ce27" table:formula="oooc:=VLOOKUP([.F17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5" office:value-type="float" office:value="23.3108">
            <text:p>23.3108000</text:p>
          </table:table-cell>
          <table:table-cell table:style-name="ce35" office:value-type="float" office:value="39.84889166666667">
            <text:p>39.8488917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6" office:value-type="float" office:value="21.8297414">
            <text:p>21.8297414</text:p>
          </table:table-cell>
          <table:table-cell table:style-name="ce36" office:value-type="float" office:value="39.0221715">
            <text:p>39.0221715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6" office:value-type="float" office:value="21.640036">
            <text:p>21.6400360</text:p>
          </table:table-cell>
          <table:table-cell table:style-name="ce36" office:value-type="float" office:value="39.362811">
            <text:p>39.3628110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6" office:value-type="float" office:value="22.0728">
            <text:p>22.0728000</text:p>
          </table:table-cell>
          <table:table-cell table:style-name="ce36" office:value-type="float" office:value="39.4942">
            <text:p>39.4942000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5" office:value-type="float" office:value="26.68966111111111">
            <text:p>26.6896611</text:p>
          </table:table-cell>
          <table:table-cell table:style-name="ce35" office:value-type="float" office:value="37.97993888888889">
            <text:p>37.9799389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8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9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9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4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5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96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97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98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99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200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201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202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3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4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5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7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06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07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08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09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10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1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5" office:value-type="float" office:value="25.48488888888889">
            <text:p>25.4848889</text:p>
          </table:table-cell>
          <table:table-cell table:style-name="ce35" office:value-type="float" office:value="39.36279722222223">
            <text:p>39.3627972</text:p>
          </table:table-cell>
          <table:table-cell table:style-name="ce27" table:formula="oooc:=VLOOKUP([.F212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3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16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17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1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1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2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2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5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38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1" office:value-type="float" office:value="21.580914">
            <text:p>21.5809140</text:p>
          </table:table-cell>
          <table:table-cell table:style-name="ce31" office:value-type="float" office:value="39.176223">
            <text:p>39.1762230</text:p>
          </table:table-cell>
          <table:table-cell table:style-name="ce27" table:formula="oooc:=VLOOKUP([.F226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27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5" office:value-type="float" office:value="19.93061388888889">
            <text:p>19.9306139</text:p>
          </table:table-cell>
          <table:table-cell table:style-name="ce35" office:value-type="float" office:value="41.44248888888889">
            <text:p>41.4424889</text:p>
          </table:table-cell>
          <table:table-cell table:style-name="ce27" table:formula="oooc:=VLOOKUP([.F228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29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30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31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2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5" office:value-type="float" office:value="21.698866666666667">
            <text:p>21.6988667</text:p>
          </table:table-cell>
          <table:table-cell table:style-name="ce35" office:value-type="float" office:value="39.34705277777778">
            <text:p>39.3470528</text:p>
          </table:table-cell>
          <table:table-cell table:style-name="ce27" table:formula="oooc:=VLOOKUP([.F233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http://www.volcano.si.edu/volcano.cfm?vn=231001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3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http://www.volcano.si.edu/volcano.cfm?vn=231050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3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http://www.volcano.si.edu/volcano.cfm?vn=231072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3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http://www.volcano.si.edu/volcano.cfm?vn=231060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3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http://www.volcano.si.edu/volcano.cfm?vn=231040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http://www.volcano.si.edu/volcano.cfm?vn=231010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http://www.volcano.si.edu/volcano.cfm?vn=231070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http://www.volcano.si.edu/volcano.cfm?vn=231020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http://www.volcano.si.edu/volcano.cfm?vn=231080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4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46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47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48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5" office:value-type="float" office:value="21.491355555555558">
            <text:p>21.4913556</text:p>
          </table:table-cell>
          <table:table-cell table:style-name="ce35" office:value-type="float" office:value="39.190275">
            <text:p>39.1902750</text:p>
          </table:table-cell>
          <table:table-cell table:style-name="ce27" table:formula="oooc:=VLOOKUP([.F249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50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51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89142">
            <text:p>21.5891420</text:p>
          </table:table-cell>
          <table:table-cell table:style-name="ce26" office:value-type="float" office:value="39.18363">
            <text:p>39.1836300</text:p>
          </table:table-cell>
          <table:table-cell table:style-name="ce27" table:formula="oooc:=VLOOKUP([.F25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5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56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57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58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59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60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61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2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style-name="ce25" office:value-type="string">
            <text:p>Saibah Lagoons, nor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3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Saibah Lagoons, sou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64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Free parking nearby JED south terminal</text:p>
          </table:table-cell>
          <table:table-cell table:style-name="ce25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65];[Styles.A$1:.C$400];2)" office:value-type="string">
            <text:p>Parking</text:p>
          </table:table-cell>
          <table:table-cell table:style-name="ce25" office:value-type="float" office:value="736">
            <text:p>736</text:p>
          </table:table-cell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  <table:table-row table:style-name="ro2">
          <table:table-cell table:number-columns-repeated="2"/>
          <table:table-cell table:number-columns-repeated="2" table:style-name="ce35"/>
          <table:table-cell table:style-name="ce39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Kite surfing</text:p>
          </table:table-cell>
          <table:table-cell table:style-name="ce25" office:value-type="string">
            <text:p>kitesurfing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Parking</text:p>
          </table:table-cell>
          <table:table-cell table:style-name="ce25" office:value-type="string">
            <text:p>parking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5" table:formula="oooc:=[.A5]+[.B5]/60+[.C5]/3600" office:value-type="string">
            <text:p>21.6988667</text:p>
          </table:table-cell>
          <table:table-cell table:style-name="ce35" table:formula="oooc:=[.A9]+[.B9]/60+[.C9]/3600" office:value-type="string">
            <text:p>39.3470528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55.92">
            <text:p>55.92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9.39">
            <text:p>49.39</text:p>
          </table:table-cell>
        </table:table-row>
        <table:table-row table:number-rows-repeated="2" table:style-name="ro4"/>
        <table:table-row table:style-name="ro2">
          <table:table-cell table:style-name="ce4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